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cument contains content chosen by Attacker!</text:p>
      <text:p text:style-name="Standard"/>
      <text:p text:style-name="Standard">Document was signed by Attacker using a self-signed certificate / private key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28T14:54:18.13</meta:creation-date>
    <meta:document-statistic meta:table-count="0" meta:image-count="0" meta:object-count="0" meta:page-count="1" meta:paragraph-count="2" meta:word-count="18" meta:character-count="123"/>
    <dc:date>2021-01-28T14:54:33.80</dc:date>
    <meta:editing-duration>PT17S</meta:editing-duration>
    <meta:editing-cycles>1</meta:editing-cycles>
    <meta:generator>OpenOffice/4.1.8$Win32 OpenOffice.org_project/418m3$Build-9803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a7003d0012008100b00084004200cc00bc008600af00da005200bf007700f8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tsNAgOK0J+PwmQGWIM6uw7v9/ec=</DigestValue>
      </Reference>
      <Reference URI="Thumbnails/thumbnail.png">
        <DigestMethod Algorithm="http://www.w3.org/2000/09/xmldsig#sha1"/>
        <DigestValue>fL3Ww2S147F3f52swBrwzxwQPI0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siOgXcp19fldCssiDpWpBqAJv7s=</DigestValue>
      </Reference>
      <Reference URI="mimetype">
        <DigestMethod Algorithm="http://www.w3.org/2000/09/xmldsig#sha1"/>
        <DigestValue>kBA8vElORIEynUWPvr1bzZKG3hw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LC9gtYXD8ICahqv/tbDHInWgY6g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zUM8VaqX9vqWAor/LMeFseydB0o=</DigestValue>
      </Reference>
      <Reference URI="manifest.rdf">
        <DigestMethod Algorithm="http://www.w3.org/2000/09/xmldsig#sha1"/>
        <DigestValue>7NDWheT3P1M2fRjj+qtn5caji6g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O9S3+1374tQY+ckCmZ45R/eEAFA=</DigestValue>
      </Reference>
      <Reference URI="#ID_006600a100f500c900e90000004a00ba00bd007400e4009b0081008600b70032">
        <DigestMethod Algorithm="http://www.w3.org/2000/09/xmldsig#sha1"/>
        <DigestValue>GzvSTB1ypfIPz9nqkDs4YLA7arU=</DigestValue>
      </Reference>
    </SignedInfo>
    <SignatureValue>YfdZbpEues98Wh0RciFBLyrnzrmHO5jklQk54RbKuuRDsTEDnlMPFM+cZr9qlCuX
w5upWvDAEL183IuOPFBnJh32hGAGgTPoSn3W6XKFeQueO+kaGrjtDZV83/LVKGIe
bzq+EACp56fcNqnGSzhaMlaFwYTn9hc5Gu2sX7g5lpsd6kpftedNKCzVvJdHTvhh
4f4zudPQw7ZCpEZZ9aRDn4H3lvPs0R+JmTq2dNz3PZZxe/Q9Bgk3Ix3uohO54f+n
SIBhbNLfdxx+Dk2sfo/pdGTTNgfmKKFfpxrQk8ntg2N39jyuy++7KNt36xUbI45x
yph24/WEyG7CXuVbtr7Fuw==</SignatureValue>
    <KeyInfo>
      <X509Data>
        <X509IssuerSerial>
          <X509IssuerName>C=DE, E=attacker@odf.evil, CN=Attacker</X509IssuerName>
          <X509SerialNumber>561695420339045612699057</X509SerialNumber>
        </X509IssuerSerial>
        <X509Certificate>MIIDKDCCAhCgAwIBAgIKdvGR2yh62BS9sTANBgkqhkiG9w0BAQsFADBCMREwDwYD
VQQDEwhBdHRhY2tlcjEgMB4GCSqGSIb3DQEJARYRYXR0YWNrZXJAb2RmLmV2aWwx
CzAJBgNVBAYTAkRFMB4XDTIxMDEyMTE0Mjk1N1oXDTI2MDEyMTE0Mjk1N1owQjER
MA8GA1UEAxMIQXR0YWNrZXIxIDAeBgkqhkiG9w0BCQEWEWF0dGFja2VyQG9kZi5l
dmlsMQswCQYDVQQGEwJERTCCASIwDQYJKoZIhvcNAQEBBQADggEPADCCAQoCggEB
AK6osofLCTQlnLYygA1uvjSYBq11H49cWXyml1dBDaB11uRN+kDu4ZvnU405+28c
44YMce+peNMClsVIQ5xcUOiDMDJhhtx/75txdYyk66SSxQT4u7FnleqJNDbNvmQR
B9DJu59Yx02GOfCn7ILVDQHvlZGMTEapdYDB5pRtVHgNNm20p3oTVd+112Kk3Rou
F63QZIvB1mOVyWxD/fq2FcXdQickeKVZjglXgx+Yy4F8ZYXfFTUBrfYwruBQr/la
Awy4nLjrYC6pRlw8OUHeGnoQx3XXUl0BE7pM96R6Rt0ZPnr9a2hCc1A1FsrEwnoM
WKl/aWJ3Us9jiXsa14x65O0CAwEAAaMgMB4wDwYJKoZIhvcvAQEKBAIFADALBgNV
HQ8EBAMCB4AwDQYJKoZIhvcNAQELBQADggEBAIzYjXj/rx3b/qopHCguCRJunMU9
iRBAXEuiGbNMT6UxlPFpqTNbyqIbEC+jSDQ3A+JKM5RIQDYpyhURJ4ZYUeQ41MuS
hoPTMB3P0i4QAmYXdXkIcyRAcx4UMN0mNc5ZWz3NqT765RzfU4ZJFnluIz+GEf7z
OZx5hxTKHSLrUItN3T9JkJrIwKOaalbehXosiKhbL7dKCO/fTGS9VT1NM0tmZ+Ln
9h0kVjgYUJWOGOnMAEkDWQAIAaOiQUAtBK41+q5Ki1QWW3A7pTTF0luZMaaot2Ab
0hhBY6sm78+r4Ad4Kv9HLawUH6sMU0mQ1Ke1Cz5oHYh9SG9QuPvSAd+eI9U=</X509Certificate>
      </X509Data>
    </KeyInfo>
    <Object>
      <SignatureProperties>
        <SignatureProperty Id="ID_006600a100f500c900e90000004a00ba00bd007400e4009b0081008600b70032" Target="#ID_00a7003d0012008100b00084004200cc00bc008600af00da005200bf007700f8">
          <dc:date xmlns:dc="http://purl.org/dc/elements/1.1/">2021-01-28T14:54:38,14</dc:date>
        </SignatureProperty>
      </SignatureProperties>
    </Object>
  </Signature>
</document-signatures>
</file>